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9.761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7.329cm"/>
    </style:style>
    <style:style style:name="co16" style:family="table-column">
      <style:table-column-properties fo:break-before="auto" style:column-width="7.805cm"/>
    </style:style>
    <style:style style:name="co17" style:family="table-column">
      <style:table-column-properties fo:break-before="auto" style:column-width="5.318cm"/>
    </style:style>
    <style:style style:name="co18" style:family="table-column">
      <style:table-column-properties fo:break-before="auto" style:column-width="6.879cm"/>
    </style:style>
    <style:style style:name="co19" style:family="table-column">
      <style:table-column-properties fo:break-before="auto" style:column-width="6.694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24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475cm"/>
    </style:style>
    <style:style style:name="co24" style:family="table-column">
      <style:table-column-properties fo:break-before="auto" style:column-width="3.574cm"/>
    </style:style>
    <style:style style:name="co25" style:family="table-column">
      <style:table-column-properties fo:break-before="auto" style:column-width="4.096cm"/>
    </style:style>
    <style:style style:name="co26" style:family="table-column">
      <style:table-column-properties fo:break-before="auto" style:column-width="7.31cm"/>
    </style:style>
    <style:style style:name="co27" style:family="table-column">
      <style:table-column-properties fo:break-before="auto" style:column-width="1.7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p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007" table:default-cell-style-name="ce1"/>
        <table:table-row table:style-name="ro1">
          <table:table-cell office:value-type="string">
            <text:p>CONTINENT</text:p>
          </table:table-cell>
          <table:table-cell office:value-type="string">
            <text:p>POOL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ntp.derekgordon.com</text:p>
          </table:table-cell>
          <table:table-cell office:value-type="string">
            <text:p>Derek Gordon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pool.ntp.org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ao.pool.ntp.org</text:p>
          </table:table-cell>
          <table:table-cell office:value-type="string">
            <text:p>Angol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mg.pool.ntp.org</text:p>
          </table:table-cell>
          <table:table-cell office:value-type="string">
            <text:p>Madagascar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za.pool.ntp.org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tz.pool.ntp.org</text:p>
          </table:table-cell>
          <table:table-cell office:value-type="string">
            <text:p>Tanzani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ug.pool.ntp.org</text:p>
          </table:table-cell>
          <table:table-cell office:value-type="string">
            <text:p>Ugand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bd.pool.ntp.org</text:p>
          </table:table-cell>
          <table:table-cell office:value-type="string">
            <text:p>Bangladesh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h.pool.ntp.org</text:p>
          </table:table-cell>
          <table:table-cell office:value-type="string">
            <text:p>Cambo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cn.pool.ntp.org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hk.pool.ntp.org</text:p>
          </table:table-cell>
          <table:table-cell office:value-type="string">
            <text:p>Hong Kong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n.pool.ntp.org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d.pool.ntp.org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r.pool.ntp.org</text:p>
          </table:table-cell>
          <table:table-cell office:value-type="string">
            <text:p>Ir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q.pool.ntp.org</text:p>
          </table:table-cell>
          <table:table-cell office:value-type="string">
            <text:p>Iraq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l.pool.ntp.org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jp.pool.ntp.org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z.pool.ntp.org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r.pool.ntp.org</text:p>
          </table:table-cell>
          <table:table-cell office:value-type="string">
            <text:p>Kore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g.pool.ntp.org</text:p>
          </table:table-cell>
          <table:table-cell office:value-type="string">
            <text:p>Kyrgyz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my.pool.ntp.org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om.pool.ntp.org</text:p>
          </table:table-cell>
          <table:table-cell office:value-type="string">
            <text:p>Om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k.pool.ntp.org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h.pool.ntp.org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qa.pool.ntp.org</text:p>
          </table:table-cell>
          <table:table-cell office:value-type="string">
            <text:p>Qatar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a.pool.ntp.org</text:p>
          </table:table-cell>
          <table:table-cell office:value-type="string">
            <text:p>Saudi Arab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g.pool.ntp.org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lk.pool.ntp.org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w.pool.ntp.org</text:p>
          </table:table-cell>
          <table:table-cell office:value-type="string">
            <text:p>Taiw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h.pool.ntp.org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r.pool.ntp.org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ae.pool.ntp.org</text:p>
          </table:table-cell>
          <table:table-cell office:value-type="string">
            <text:p>United Arab Emirat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uz.pool.ntp.org</text:p>
          </table:table-cell>
          <table:table-cell office:value-type="string">
            <text:p>Uzbe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vn.pool.ntp.org</text:p>
          </table:table-cell>
          <table:table-cell office:value-type="string">
            <text:p>Vietna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m.pool.ntp.org</text:p>
          </table:table-cell>
          <table:table-cell office:value-type="string">
            <text:p>Arm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t.pool.ntp.org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y.pool.ntp.org</text:p>
          </table:table-cell>
          <table:table-cell office:value-type="string">
            <text:p>Belaru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.pool.ntp.org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a.pool.ntp.org</text:p>
          </table:table-cell>
          <table:table-cell office:value-type="string">
            <text:p>Bosnia and Herzegovin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g.pool.ntp.org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r.pool.ntp.org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z.pool.ntp.org</text:p>
          </table:table-cell>
          <table:table-cell office:value-type="string">
            <text:p>Czech Replublic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k.pool.ntp.org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e.pool.ntp.org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e.pool.ntp.org</text:p>
          </table:table-cell>
          <table:table-cell office:value-type="string">
            <text:p>Federatio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i.pool.ntp.org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r.pool.ntp.org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e.pool.ntp.o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gr.pool.ntp.org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u.pool.ntp.org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t.pool.ntp.org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v.pool.ntp.org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t.pool.ntp.org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u.pool.ntp.org</text:p>
          </table:table-cell>
          <table:table-cell office:value-type="string">
            <text:p>Luxembourg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k.pool.ntp.org</text:p>
          </table:table-cell>
          <table:table-cell office:value-type="string">
            <text:p>Maced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d.pool.ntp.org</text:p>
          </table:table-cell>
          <table:table-cell office:value-type="string">
            <text:p>Moldov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l.pool.ntp.org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o.pool.ntp.org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l.pool.ntp.org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t.pool.ntp.org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s.pool.ntp.org</text:p>
          </table:table-cell>
          <table:table-cell office:value-type="string">
            <text:p>Republic of Serb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o.pool.ntp.org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u.pool.ntp.org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k.pool.ntp.org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i.pool.ntp.org</text:p>
          </table:table-cell>
          <table:table-cell office:value-type="string">
            <text:p>Slov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s.pool.ntp.org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e.pool.ntp.o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h.pool.ntp.org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a.pool.ntp.org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k.pool.ntp.org</text:p>
          </table:table-cell>
          <table:table-cell office:value-type="string">
            <text:p>United Kingdo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yu.pool.ntp.org</text:p>
          </table:table-cell>
          <table:table-cell office:value-type="string">
            <text:p>Yugoslavi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s.pool.ntp.org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a.pool.ntp.or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r.pool.ntp.org</text:p>
          </table:table-cell>
          <table:table-cell office:value-type="string">
            <text:p>Costa Ric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v.pool.ntp.org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t.pool.ntp.org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mx.pool.ntp.org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.pool.ntp.org</text:p>
          </table:table-cell>
          <table:table-cell office:value-type="string">
            <text:p>Panam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us.pool.ntp.org</text:p>
          </table:table-cell>
          <table:table-cell office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au.pool.ntp.org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c.pool.ntp.org</text:p>
          </table:table-cell>
          <table:table-cell office:value-type="string">
            <text:p>New Caledon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z.pool.ntp.org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ar.pool.ntp.org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br.pool.ntp.org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cl.pool.ntp.org</text:p>
          </table:table-cell>
          <table:table-cell office:value-type="string">
            <text:p>Chile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ve.pool.ntp.org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010" table:default-cell-style-name="ce1"/>
        <table:table-column table:style-name="co11" table:number-columns-repeated="5" table:default-cell-style-name="Default"/>
        <table:table-row table:style-name="ro2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Generic</text:p>
          </table:table-cell>
          <table:table-cell office:value-type="string">
            <text:p>Generic Alt</text:p>
          </table:table-cell>
          <table:table-cell office:value-type="string">
            <text:p>ASUS Transformers</text:p>
          </table:table-cell>
          <table:table-cell office:value-type="string">
            <text:p>Acer Iconia</text:p>
          </table:table-cell>
          <table:table-cell office:value-type="string">
            <text:p>Samsung Galaxy S3 Full</text:p>
          </table:table-cell>
          <table:table-cell office:value-type="string">
            <text:p>Samsung Galaxy S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AGPS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TRU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USER_PLAN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TRU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SSL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FALS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INTERMEDIATE_PO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CCURACY_THRE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table:number-columns-repeated="2" office:value-type="float" office:value="3000">
            <text:p>3000</text:p>
          </table:table-cell>
          <table:table-cell office:value-type="float" office:value="3500">
            <text:p>3500</text:p>
          </table:table-cell>
          <table:table-cell table:number-columns-repeated="3" office:value-type="float" office:value="3000">
            <text:p>300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ACCURACY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50">
            <text:p>5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TIME_OUT_AGPS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TIME_OUT_STANDALONE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80">
            <text:p>8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Horizont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1000">
            <text:p>100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Vertic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500">
            <text:p>50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ssistMethod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Us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Server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ServerIp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3232235555">
            <text:p>323223555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MtConf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MtResponse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CURRENT_CARRIER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table:number-columns-repeated="4" office:value-type="string">
            <text:p>common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PHONE_TYPE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table:number-columns-repeated="4" office:value-type="string">
            <text:p>UMTS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BUG_LEVEL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UPL_VER</text:p>
          </table:table-cell>
          <table:table-cell office:value-type="string">
            <text:p>s3_specific</text:p>
          </table:table-cell>
          <table:table-cell office:value-type="string">
            <text:p>text</text:p>
          </table:table-cell>
          <table:table-cell table:number-columns-repeated="4" office:value-type="string">
            <text:p>{null}</text:p>
          </table:table-cell>
          <table:table-cell table:number-columns-repeated="2" office:value-type="string">
            <text:p>0x1000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ERR_ESTIMAT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CAPABILITIES</text:p>
          </table:table-cell>
          <table:table-cell office:value-type="string">
            <text:p>s3_specific</text:p>
          </table:table-cell>
          <table:table-cell office:value-type="string">
            <text:p>text</text:p>
          </table:table-cell>
          <table:table-cell table:number-columns-repeated="4" office:value-type="string">
            <text:p>{null}</text:p>
          </table:table-cell>
          <table:table-cell table:number-columns-repeated="2" office:value-type="string">
            <text:p>0x16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GYRO_BIAS_RANDOM_WALK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.00001">
            <text:p>0,0000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BATCHES_PER_SEC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SAMPLES_PER_BATC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BATCHES_PER_SEC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SAMPLES_PER_BATC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BATCHES_PER_SEC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SAMPLES_PER_BATCH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BATCHES_PER_SEC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SAMPLES_PER_BATCH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CONTROL_MOD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USAG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PROVIDER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UIPC_ENABLED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ENABLE_WIPER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LPP_PROFIL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ps_xtra" table:style-name="ta1">
        <table:table-column table:style-name="co20" table:default-cell-style-name="ce1"/>
        <table:table-column table:style-name="co21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1" table:number-columns-repeated="1018" table:default-cell-style-name="ce1"/>
        <table:table-column table:style-name="co11" table:default-cell-style-name="Default"/>
        <table:table-row table:style-name="ro2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DEREK</text:p>
          </table:table-cell>
          <table:table-cell office:value-type="string">
            <text:p>GOOGLE</text:p>
          </table:table-cell>
          <table:table-cell table:number-columns-repeated="1020"/>
        </table:table-row>
        <table:table-row table:style-name="ro2">
          <table:table-cell office:value-type="string">
            <text:p>XTRA_SERVER_3</text:p>
          </table:table-cell>
          <table:table-cell office:value-type="string">
            <text:p>agps</text:p>
          </table:table-cell>
          <table:table-cell office:value-type="string">
            <text:p>http://xtra2.gpsonextra.net/xtra.bin</text:p>
          </table:table-cell>
          <table:table-cell office:value-type="string">
            <text:p>http://xtra4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XTRA_SERVER_2</text:p>
          </table:table-cell>
          <table:table-cell office:value-type="string">
            <text:p>agps</text:p>
          </table:table-cell>
          <table:table-cell office:value-type="string">
            <text:p>http://xtra3.gpsonextra.net/xtra.bin</text:p>
          </table:table-cell>
          <table:table-cell office:value-type="string">
            <text:p>http://xtra2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XTRA_SERVER_1</text:p>
          </table:table-cell>
          <table:table-cell office:value-type="string">
            <text:p>agps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AGPS</text:p>
          </table:table-cell>
          <table:table-cell office:value-type="string">
            <text:p>agps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l" table:style-name="ta2"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2">
          <table:table-cell office:value-type="string">
            <text:p>ITEM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Google</text:p>
          </table:table-cell>
          <table:table-cell office:value-type="string">
            <text:p>Google NO SSL</text:p>
          </table:table-cell>
          <table:table-cell office:value-type="string">
            <text:p>AT and T</text:p>
          </table:table-cell>
          <table:table-cell office:value-type="string">
            <text:p>Tmobile</text:p>
          </table:table-cell>
          <table:table-cell office:value-type="string">
            <text:p>Sony Ericson</text:p>
          </table:table-cell>
          <table:table-cell office:value-type="string">
            <text:p>LG</text:p>
          </table:table-cell>
          <table:table-cell/>
        </table:table-row>
        <table:table-row table:style-name="ro2">
          <table:table-cell office:value-type="string">
            <text:p>SLP_MODE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SITION_MODE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table:number-columns-repeated="4" office:value-type="string">
            <text:p>{null}</text:p>
          </table:table-cell>
          <table:table-cell table:number-columns-repeated="2" office:value-type="string">
            <text:p>GPS_POSITION_MODE_MS_BASED</text:p>
          </table:table-cell>
          <table:table-cell/>
        </table:table-row>
        <table:table-row table:style-name="ro2">
          <table:table-cell office:value-type="string">
            <text:p>REPORT_POSITION_USE_SUPL_REFLOC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UPL_TLS_CER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/etc/SuplRootCert</text:p>
          </table:table-cell>
          <table:table-cell office:value-type="string">
            <text:p>{null}</text:p>
          </table:table-cell>
          <table:table-cell table:number-columns-repeated="4" office:value-type="string">
            <text:p>/etc/SuplRootCert</text:p>
          </table:table-cell>
          <table:table-cell/>
        </table:table-row>
        <table:table-row table:style-name="ro2">
          <table:table-cell office:value-type="string">
            <text:p>SUPL_TLS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FQDN</text:p>
          </table:table-cell>
          <table:table-cell office:value-type="string">
            <text:p>{null}</text:p>
          </table:table-cell>
          <table:table-cell office:value-type="string">
            <text:p>FQDN</text:p>
          </table:table-cell>
          <table:table-cell office:value-type="string">
            <text:p>lbs.geo.t-mobile.com</text:p>
          </table:table-cell>
          <table:table-cell table:number-columns-repeated="2" office:value-type="string">
            <text:p>FQDN</text:p>
          </table:table-cell>
          <table:table-cell/>
        </table:table-row>
        <table:table-row table:style-name="ro2">
          <table:table-cell office:value-type="string">
            <text:p>SUPL_NO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float" office:value="3425">
            <text:p>3425</text:p>
          </table:table-cell>
          <table:table-cell office:value-type="float" office:value="3426">
            <text:p>3426</text:p>
          </table:table-cell>
          <table:table-cell office:value-type="float" office:value="3425">
            <text:p>3425</text:p>
          </table:table-cell>
          <table:table-cell table:number-columns-repeated="3" office:value-type="string">
            <text:p>{null}</text:p>
          </table:table-cell>
          <table:table-cell/>
        </table:table-row>
        <table:table-row table:style-name="ro2">
          <table:table-cell office:value-type="string">
            <text:p>SUPL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float" office:value="7275">
            <text:p>7275</text:p>
          </table:table-cell>
          <table:table-cell office:value-type="string">
            <text:p>{null}</text:p>
          </table:table-cell>
          <table:table-cell office:value-type="float" office:value="7275">
            <text:p>7275</text:p>
          </table:table-cell>
          <table:table-cell table:number-columns-repeated="3" office:value-type="string">
            <text:p>{null}</text:p>
          </table:table-cell>
          <table:table-cell/>
        </table:table-row>
        <table:table-row table:style-name="ro2">
          <table:table-cell office:value-type="string">
            <text:p>SUPL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float" office:value="7276">
            <text:p>7276</text:p>
          </table:table-cell>
          <table:table-cell office:value-type="float" office:value="7277">
            <text:p>7277</text:p>
          </table:table-cell>
          <table:table-cell office:value-type="float" office:value="7276">
            <text:p>7276</text:p>
          </table:table-cell>
          <table:table-cell table:number-columns-repeated="3" office:value-type="float" office:value="7275">
            <text:p>7275</text:p>
          </table:table-cell>
          <table:table-cell/>
        </table:table-row>
        <table:table-row table:style-name="ro2">
          <table:table-cell office:value-type="string">
            <text:p>SUPL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table:number-columns-repeated="2" office:value-type="string">
            <text:p>supl.google.com</text:p>
          </table:table-cell>
          <table:table-cell office:value-type="string">
            <text:p>FQDN</text:p>
          </table:table-cell>
          <table:table-cell office:value-type="string">
            <text:p>10.176.29.225</text:p>
          </table:table-cell>
          <table:table-cell office:value-type="string">
            <text:p>supl.sonyericsson.com</text:p>
          </table:table-cell>
          <table:table-cell office:value-type="string">
            <text:p>lge.glpals.com</text:p>
          </table:table-cell>
          <table:table-cell/>
        </table:table-row>
      </table:table>
      <table:named-expressions/>
      <table:database-ranges>
        <table:database-range table:name="__Anonymous_Sheet_DB__0" table:target-range-address="pools.A1:pools.C8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5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5107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5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-00-0000</text:date>, <text:time style:data-style-name="N2" text:time-value="0000-00-00T13:53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Berco Bosker</meta:initial-creator>
    <dc:creator>Berco Bosker</dc:creator>
    <meta:creation-date>2013-01-03T12:39:35Z</meta:creation-date>
    <dc:date>2013-03-16T13:48:41</dc:date>
    <meta:editing-cycles>16</meta:editing-cycles>
    <meta:editing-duration>PT1H3M8S</meta:editing-duration>
    <meta:document-statistic meta:table-count="4" meta:cell-count="751" meta:object-count="0"/>
  </office:meta>
</office:document-meta>
</file>